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4pt"/>
    </style:style>
    <style:style style:name="co4" style:family="table-column">
      <style:table-column-properties fo:break-before="auto" style:column-width="60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1.76pt double-thin #ed1c24" style:border-line-width-left="0.51pt 0.74pt 0.51pt" fo:border-right="none" fo:border-top="1.76pt double-thin #ed1c24" style:border-line-width-top="0.51pt 0.74pt 0.51pt"/>
      <style:paragraph-properties fo:text-align="center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1.76pt double-thin #ed1c24" style:border-line-width-bottom="0.51pt 0.74pt 0.51pt" style:text-align-source="fix" style:repeat-content="false" fo:border-left="1.76pt double-thin #ed1c24" style:border-line-width-left="0.51pt 0.74pt 0.51pt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double-thin #ed1c24" style:border-line-width-left="0.51pt 0.74pt 0.51pt" fo:border-right="none" fo:border-top="1.76pt double-thin #ed1c24" style:border-line-width-top="0.51pt 0.74pt 0.51pt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76pt double-thin #ed1c24" style:border-line-width-bottom="0.51pt 0.74pt 0.51pt" style:text-align-source="fix" style:repeat-content="false" fo:border-left="1.76pt double-thin #ed1c24" style:border-line-width-left="0.51pt 0.74pt 0.51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1.25pt double-thin #ed1c24" style:border-line-width-left="0.51pt 0.26pt 0.51pt" fo:border-right="none" fo:border-top="1.25pt double-thin #ed1c24" style:border-line-width-top="0.51pt 0.26pt 0.51pt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1.25pt double-thin #ed1c24" style:border-line-width-bottom="0.51pt 0.26pt 0.51pt" style:text-align-source="fix" style:repeat-content="false" fo:border-left="1.25pt double-thin #ed1c24" style:border-line-width-left="0.51pt 0.26pt 0.51pt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76pt double-thin #ed1c24" style:border-line-width-top="0.51pt 0.74pt 0.51pt"/>
      <style:paragraph-properties fo:text-align="center" fo:margin-left="0pt"/>
    </style:style>
    <style:style style:name="ce12" style:family="table-cell" style:parent-style-name="Default">
      <style:table-cell-properties fo:border-bottom="1.76pt double-thin #ed1c24" style:border-line-width-bottom="0.51pt 0.74pt 0.51pt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25pt double-thin #ed1c24" style:border-line-width-top="0.51pt 0.26pt 0.51pt"/>
      <style:paragraph-properties fo:text-align="center" fo:margin-left="0pt"/>
    </style:style>
    <style:style style:name="ce14" style:family="table-cell" style:parent-style-name="Default">
      <style:table-cell-properties fo:border-bottom="1.25pt double-thin #ed1c24" style:border-line-width-bottom="0.51pt 0.26pt 0.51pt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1.76pt double-thin #ed1c24" style:border-line-width-right="0.51pt 0.74pt 0.51pt" fo:border-top="1.76pt double-thin #ed1c24" style:border-line-width-top="0.51pt 0.74pt 0.51pt"/>
      <style:paragraph-properties fo:text-align="center" fo:margin-left="0pt"/>
    </style:style>
    <style:style style:name="ce17" style:family="table-cell" style:parent-style-name="Default">
      <style:table-cell-properties fo:border-bottom="1.76pt double-thin #ed1c24" style:border-line-width-bottom="0.51pt 0.74pt 0.51pt" style:text-align-source="fix" style:repeat-content="false" fo:border-left="none" fo:border-right="1.76pt double-thin #ed1c24" style:border-line-width-right="0.51pt 0.74pt 0.51pt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none" fo:border-right="1.25pt double-thin #ed1c24" style:border-line-width-right="0.51pt 0.26pt 0.51pt" fo:border-top="1.25pt double-thin #ed1c24" style:border-line-width-top="0.51pt 0.26pt 0.51pt"/>
      <style:paragraph-properties fo:text-align="center" fo:margin-left="0pt"/>
    </style:style>
    <style:style style:name="ce19" style:family="table-cell" style:parent-style-name="Default">
      <style:table-cell-properties fo:border-bottom="1.25pt double-thin #ed1c24" style:border-line-width-bottom="0.51pt 0.26pt 0.51pt" style:text-align-source="fix" style:repeat-content="false" fo:border-left="none" fo:border-right="1.25pt double-thin #ed1c24" style:border-line-width-right="0.51pt 0.26pt 0.51pt" fo:border-top="non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2"/>
        <table:table-column table:style-name="co2" table:number-columns-repeated="3" table:default-cell-style-name="Default"/>
        <table:table-column table:style-name="co3" table:default-cell-style-name="ce7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x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Gy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Top left edge grid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Top right edge</text:p>
          </table:table-cell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(0,0)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(0,0)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(0,1)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(0,1)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(0,2)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(0,2)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(1,0)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(1,0)</text:p>
          </table:table-cell>
          <table:table-cell table:style-name="ce11" table:number-columns-repeated="2"/>
          <table:table-cell table:style-name="ce16"/>
        </table:table-row>
        <table:table-row table:style-name="ro1">
          <table:table-cell table:style-name="ce3" office:value-type="string" calcext:value-type="string">
            <text:p>(1,1)</text:p>
          </table:table-cell>
          <table:table-cell table:style-name="ce11" table:number-columns-repeated="2"/>
          <table:table-cell table:style-name="ce16"/>
          <table:table-cell/>
          <table:table-cell table:style-name="ce4" office:value-type="string" calcext:value-type="string">
            <text:p>(1,1)</text:p>
          </table:table-cell>
          <table:table-cell table:style-name="ce12" table:number-columns-repeated="2"/>
          <table:table-cell table:style-name="ce17"/>
        </table:table-row>
        <table:table-row table:style-name="ro1">
          <table:table-cell table:style-name="ce4" office:value-type="string" calcext:value-type="string">
            <text:p>(1,2)</text:p>
          </table:table-cell>
          <table:table-cell table:style-name="ce12" table:number-columns-repeated="2"/>
          <table:table-cell table:style-name="ce17"/>
          <table:table-cell/>
          <table:table-cell table:style-name="ce20" office:value-type="string" calcext:value-type="string">
            <text:p>(1,2)</text:p>
          </table:table-cell>
          <table:table-cell table:number-columns-repeated="3"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(2,0)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(2,0)</text:p>
          </table:table-cell>
          <table:table-cell table:style-name="ce11" table:number-columns-repeated="2"/>
          <table:table-cell table:style-name="ce16"/>
        </table:table-row>
        <table:table-row table:style-name="ro1">
          <table:table-cell table:style-name="ce5" office:value-type="string" calcext:value-type="string">
            <text:p>(2,1)</text:p>
          </table:table-cell>
          <table:table-cell table:style-name="ce11" table:number-columns-repeated="2"/>
          <table:table-cell table:style-name="ce16"/>
          <table:table-cell/>
          <table:table-cell table:style-name="ce6" office:value-type="string" calcext:value-type="string">
            <text:p>(2,1)</text:p>
          </table:table-cell>
          <table:table-cell table:style-name="ce12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(2,2)</text:p>
          </table:table-cell>
          <table:table-cell table:style-name="ce12" table:number-columns-repeated="2"/>
          <table:table-cell table:style-name="ce17"/>
          <table:table-cell/>
          <table:table-cell table:style-name="ce10" office:value-type="string" calcext:value-type="string">
            <text:p>(2,2)</text:p>
          </table:table-cell>
          <table:table-cell table:number-columns-repeated="3" table:style-name="ce15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SumRedX:</text:p>
          </table:table-cell>
          <table:table-cell table:formula="of:=[.B9]*[.A2]+[.B10]*[.B2]+[.B11]*[.C2]+[.B12]*[.A3]+[.B13]*[.B3]+[.B14]*[.C3]+[.B15]*[.A4]+[.B16]*[.B4]+[.B17]*[.C4]" office:value-type="float" office:value="0" calcext:value-type="float">
            <text:p>0</text:p>
          </table:table-cell>
          <table:table-cell table:style-name="ce7" office:value-type="string" calcext:value-type="string">
            <text:p>finalRed:</text:p>
          </table:table-cell>
          <table:table-cell table:formula="of:=SQRT([.B20]^2 + [.B24]^2)" office:value-type="float" office:value="0" calcext:value-type="float">
            <text:p>0</text:p>
          </table:table-cell>
          <table:table-cell/>
          <table:table-cell office:value-type="string" calcext:value-type="string">
            <text:p>wSumRedX:</text:p>
          </table:table-cell>
          <table:table-cell table:style-name="ce2" table:formula="of:=[.G12]*[.A3]+[.G13]*[.B3]+[.G15]*[.A4]+[.G16]*[.B4]" office:value-type="float" office:value="0" calcext:value-type="float">
            <text:p>0</text:p>
          </table:table-cell>
          <table:table-cell table:style-name="ce7" office:value-type="string" calcext:value-type="string">
            <text:p>finalRed:</text:p>
          </table:table-cell>
          <table:table-cell table:formula="of:=SQRT([.G20]^2 + [.G24]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SumGreenX:</text:p>
          </table:table-cell>
          <table:table-cell table:formula="of:=[.C13]*[.B3]+[.C14]*[.C3]+[.C16]*[.B4]+[.C17]*[.C4]" office:value-type="float" office:value="0" calcext:value-type="float">
            <text:p>0</text:p>
          </table:table-cell>
          <table:table-cell table:style-name="ce7" office:value-type="string" calcext:value-type="string">
            <text:p>finaGreen:</text:p>
          </table:table-cell>
          <table:table-cell table:formula="of:=SQRT([.B21]^2 + [.B25]^2)" office:value-type="float" office:value="0" calcext:value-type="float">
            <text:p>0</text:p>
          </table:table-cell>
          <table:table-cell/>
          <table:table-cell office:value-type="string" calcext:value-type="string">
            <text:p>wSumGreenX:</text:p>
          </table:table-cell>
          <table:table-cell table:style-name="ce2" table:formula="of:=[.H12]*[.A3]+[.H13]*[.B3]+[.H15]*[.A4]+[.H16]*[.B4]" office:value-type="float" office:value="0" calcext:value-type="float">
            <text:p>0</text:p>
          </table:table-cell>
          <table:table-cell table:style-name="ce7" office:value-type="string" calcext:value-type="string">
            <text:p>finaGreen:</text:p>
          </table:table-cell>
          <table:table-cell table:formula="of:=SQRT([.G21]^2 + [.G25]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SumBlueX:</text:p>
          </table:table-cell>
          <table:table-cell table:formula="of:=[.D13]*[.B3]+[.D14]*[.C3]+[.D16]*[.B4]+[.D17]*[.C4]" office:value-type="float" office:value="0" calcext:value-type="float">
            <text:p>0</text:p>
          </table:table-cell>
          <table:table-cell table:style-name="ce7" office:value-type="string" calcext:value-type="string">
            <text:p>finalBlue:</text:p>
          </table:table-cell>
          <table:table-cell table:formula="of:=SQRT([.B22]^2 + [.B26]^2)" office:value-type="float" office:value="0" calcext:value-type="float">
            <text:p>0</text:p>
          </table:table-cell>
          <table:table-cell/>
          <table:table-cell office:value-type="string" calcext:value-type="string">
            <text:p>wSumBlueX:</text:p>
          </table:table-cell>
          <table:table-cell table:style-name="ce2" table:formula="of:=[.I12]*[.A3]+[.I13]*[.B3]+[.I15]*[.A4]+[.I16]*[.B4]" office:value-type="float" office:value="0" calcext:value-type="float">
            <text:p>0</text:p>
          </table:table-cell>
          <table:table-cell table:style-name="ce7" office:value-type="string" calcext:value-type="string">
            <text:p>finalBlue:</text:p>
          </table:table-cell>
          <table:table-cell table:formula="of:=SQRT([.G22]^2 + [.G26]^2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wSumRedY:</text:p>
          </table:table-cell>
          <table:table-cell table:formula="of:=[.B13]*[.F3]+[.B14]*[.G3]+[.B16]*[.F4]+[.B17]*[.G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SumRedY:</text:p>
          </table:table-cell>
          <table:table-cell table:style-name="ce2" table:formula="of:=[.G12]*[.E3]+[.G13]*[.F3]+[.G15]*[.E4]+[.G16]*[.F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umGreenY:</text:p>
          </table:table-cell>
          <table:table-cell table:formula="of:=[.C13]*[.F3]+[.C14]*[.G3]+[.C16]*[.F4]+[.C17]*[.G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SumGreenY:</text:p>
          </table:table-cell>
          <table:table-cell table:style-name="ce2" table:formula="of:=[.H12]*[.E3]+[.H13]*[.F3]+[.H15]*[.E4]+[.H16]*[.F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umBlueY:</text:p>
          </table:table-cell>
          <table:table-cell table:formula="of:=[.D13]*[.F3]+[.D14]*[.G3]+[.D16]*[.F4]+[.D17]*[.G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SumBlueY:</text:p>
          </table:table-cell>
          <table:table-cell table:style-name="ce2" table:formula="of:=[.I12]*[.E3]+[.I13]*[.F3]+[.I15]*[.E4]+[.I16]*[.F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Bottom left edge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Bottom right edge</text:p>
          </table:table-cell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(0,0)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(0,0)</text:p>
          </table:table-cell>
          <table:table-cell table:style-name="ce11" table:number-columns-repeated="2"/>
          <table:table-cell table:style-name="ce16"/>
        </table:table-row>
        <table:table-row table:style-name="ro1">
          <table:table-cell table:style-name="ce5" office:value-type="string" calcext:value-type="string">
            <text:p>(0,1)</text:p>
          </table:table-cell>
          <table:table-cell table:style-name="ce11" table:number-columns-repeated="2"/>
          <table:table-cell table:style-name="ce16"/>
          <table:table-cell/>
          <table:table-cell table:style-name="ce6" office:value-type="string" calcext:value-type="string">
            <text:p>(0,1)</text:p>
          </table:table-cell>
          <table:table-cell table:style-name="ce12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(0,2)</text:p>
          </table:table-cell>
          <table:table-cell table:style-name="ce12" table:number-columns-repeated="2"/>
          <table:table-cell table:style-name="ce17"/>
          <table:table-cell/>
          <table:table-cell table:style-name="ce2" office:value-type="string" calcext:value-type="string">
            <text:p>(0,2)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(1,0)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(1,0)</text:p>
          </table:table-cell>
          <table:table-cell table:style-name="ce11" table:number-columns-repeated="2"/>
          <table:table-cell table:style-name="ce16"/>
        </table:table-row>
        <table:table-row table:style-name="ro1">
          <table:table-cell table:style-name="ce8" office:value-type="string" calcext:value-type="string">
            <text:p>(1,1)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15" calcext:value-type="float">
            <text:p>115</text:p>
          </table:table-cell>
          <table:table-cell table:style-name="ce18" office:value-type="float" office:value="110" calcext:value-type="float">
            <text:p>110</text:p>
          </table:table-cell>
          <table:table-cell/>
          <table:table-cell table:style-name="ce4" office:value-type="string" calcext:value-type="string">
            <text:p>(1,1)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15" calcext:value-type="float">
            <text:p>115</text:p>
          </table:table-cell>
          <table:table-cell table:style-name="ce17" office:value-type="float" office:value="110" calcext:value-type="float">
            <text:p>110</text:p>
          </table:table-cell>
        </table:table-row>
        <table:table-row table:style-name="ro1">
          <table:table-cell table:style-name="ce9" office:value-type="string" calcext:value-type="string">
            <text:p>(1,2)</text:p>
          </table:table-cell>
          <table:table-cell table:style-name="ce14" table:number-columns-repeated="2"/>
          <table:table-cell table:style-name="ce19"/>
          <table:table-cell/>
          <table:table-cell table:style-name="ce20" office:value-type="string" calcext:value-type="string">
            <text:p>(1,2)</text:p>
          </table:table-cell>
          <table:table-cell table:number-columns-repeated="3"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(2,0)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(2,0)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(2,1)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(2,1)</text:p>
          </table:table-cell>
          <table:table-cell table:number-columns-repeated="3"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(2,2)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(2,2)</text:p>
          </table:table-cell>
          <table:table-cell table:number-columns-repeated="3" table:style-name="ce15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SumRedX:</text:p>
          </table:table-cell>
          <table:table-cell table:style-name="Default" table:formula="of:=[.B32]*[.B2]+[.B33]*[.C2]+[.B35]*[.B3]+[.B36]*[.C4]" office:value-type="float" office:value="0" calcext:value-type="float">
            <text:p>0</text:p>
          </table:table-cell>
          <table:table-cell table:style-name="ce7" office:value-type="string" calcext:value-type="string">
            <text:p>finalRed:</text:p>
          </table:table-cell>
          <table:table-cell table:formula="of:=SQRT([.B42]^2 + [.B46]^2)" office:value-type="float" office:value="0" calcext:value-type="float">
            <text:p>0</text:p>
          </table:table-cell>
          <table:table-cell/>
          <table:table-cell office:value-type="string" calcext:value-type="string">
            <text:p>wSumRedX:</text:p>
          </table:table-cell>
          <table:table-cell table:formula="of:=[.G31]*[.A2]+[.G32]*[.B2]+[.G34]*[.A3]+[.G35]*[.B4]" office:value-type="float" office:value="0" calcext:value-type="float">
            <text:p>0</text:p>
          </table:table-cell>
          <table:table-cell table:style-name="ce7" office:value-type="string" calcext:value-type="string">
            <text:p>finalRed:</text:p>
          </table:table-cell>
          <table:table-cell table:formula="of:=SQRT([.G42]^2 + [.G46]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SumGreenX:</text:p>
          </table:table-cell>
          <table:table-cell table:style-name="Default" table:formula="of:=[.C32]*[.B2]+[.C33]*[.C2]+[.C35]*[.B4]+[.C36]*[.C4]" office:value-type="float" office:value="0" calcext:value-type="float">
            <text:p>0</text:p>
          </table:table-cell>
          <table:table-cell table:style-name="ce7" office:value-type="string" calcext:value-type="string">
            <text:p>finaGreen:</text:p>
          </table:table-cell>
          <table:table-cell table:formula="of:=SQRT([.B43]^2 + [.B47]^2)" office:value-type="float" office:value="0" calcext:value-type="float">
            <text:p>0</text:p>
          </table:table-cell>
          <table:table-cell/>
          <table:table-cell office:value-type="string" calcext:value-type="string">
            <text:p>wSumGreenX:</text:p>
          </table:table-cell>
          <table:table-cell table:formula="of:=[.H31]*[.A2]+[.H32]*[.B2]+[.H34]*[.A3]+[.H35]*[.B3]" office:value-type="float" office:value="0" calcext:value-type="float">
            <text:p>0</text:p>
          </table:table-cell>
          <table:table-cell table:style-name="ce7" office:value-type="string" calcext:value-type="string">
            <text:p>finaGreen:</text:p>
          </table:table-cell>
          <table:table-cell table:formula="of:=SQRT([.G43]^2 + [.G47]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SumBlueX:</text:p>
          </table:table-cell>
          <table:table-cell table:style-name="Default" table:formula="of:=[.D32]*[.B2]+[.D33]*[.C2]+[.D35]*[.B3]+[.D36]*[.C3]" office:value-type="float" office:value="0" calcext:value-type="float">
            <text:p>0</text:p>
          </table:table-cell>
          <table:table-cell table:style-name="ce7" office:value-type="string" calcext:value-type="string">
            <text:p>finalBlue:</text:p>
          </table:table-cell>
          <table:table-cell table:formula="of:=SQRT([.B44]^2 + [.B48]^2)" office:value-type="float" office:value="0" calcext:value-type="float">
            <text:p>0</text:p>
          </table:table-cell>
          <table:table-cell/>
          <table:table-cell office:value-type="string" calcext:value-type="string">
            <text:p>wSumBlueX:</text:p>
          </table:table-cell>
          <table:table-cell table:formula="of:=[.I31]*[.A2]+[.I32]*[.B2]+[.I34]*[.A3]+[.I35]*[.B4]" office:value-type="float" office:value="0" calcext:value-type="float">
            <text:p>0</text:p>
          </table:table-cell>
          <table:table-cell table:style-name="ce7" office:value-type="string" calcext:value-type="string">
            <text:p>finalBlue:</text:p>
          </table:table-cell>
          <table:table-cell table:formula="of:=SQRT([.G44]^2 + [.G48]^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SumRedY:</text:p>
          </table:table-cell>
          <table:table-cell table:style-name="Default" table:formula="of:=[.B32]*[.F2]+[.B33]*[.G2]+[.B35]*[.F3]+[.B36]*[.G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SumRedY:</text:p>
          </table:table-cell>
          <table:table-cell table:formula="of:=[.G31]*[.E2]+[.G32]*[.F2]+[.G34]*[.E3]+[.G35]*[.F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umGreenY:</text:p>
          </table:table-cell>
          <table:table-cell table:style-name="Default" table:formula="of:=[.C32]*[.F2]+[.C33]*[.G2]+[.C35]*[.F3]+[.C36]*[.G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SumGreenY:</text:p>
          </table:table-cell>
          <table:table-cell table:formula="of:=[.H31]*[.E2]+[.H32]*[.F2]+[.H34]*[.E3]+[.H35]*[.F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umBlueY:</text:p>
          </table:table-cell>
          <table:table-cell table:style-name="Default" table:formula="of:=[.D32]*[.F2]+[.D33]*[.G2]+[.D35]*[.F3]+[.D36]*[.G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SumBlueY:</text:p>
          </table:table-cell>
          <table:table-cell table:formula="of:=[.I31]*[.E2]+[.I32]*[.F2]+[.I34]*[.E3]+[.I35]*[.F3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56:39.817290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8:19:44.314475563</meta:creation-date>
    <dc:date>2020-05-23T19:47:56.157139014</dc:date>
    <meta:editing-duration>PT19H44M42S</meta:editing-duration>
    <meta:editing-cycles>5</meta:editing-cycles>
    <meta:generator>LibreOffice/6.0.7.3$Linux_X86_64 LibreOffice_project/00m0$Build-3</meta:generator>
    <meta:document-statistic meta:table-count="1" meta:cell-count="214" meta:object-count="0"/>
  </office:meta>
</office:document-meta>
</file>